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51.31pt"/>
    </style:style>
    <style:style style:name="co5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Core" table:style-name="ta1">
        <table:table-column table:style-name="co7" table:default-cell-style-name="Default"/>
        <table:table-column table:style-name="co2" table:number-columns-repeated="3" table:default-cell-style-name="ce3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10 chips at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Compel</text:p>
          </table:table-cell>
          <table:table-cell office:value-type="string" calcext:value-type="string">
            <text:p>Elcom</text:p>
          </table:table-cell>
          <table:table-cell office:value-type="string" calcext:value-type="string">
            <text:p>DigiKey URL</text:p>
          </table:table-cell>
          <table:table-cell office:value-type="string" calcext:value-type="string">
            <text:p>Mouser URL</text:p>
          </table:table-cell>
          <table:table-cell office:value-type="string" calcext:value-type="string">
            <text:p>Compel URL</text:p>
          </table:table-cell>
          <table:table-cell office:value-type="string" calcext:value-type="string">
            <text:p>Elcom U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M32F429IIT6 </text:p>
          </table:table-cell>
          <table:table-cell office:value-type="currency" office:currency="USD" office:value="152.1" calcext:value-type="currency">
            <text:p>$152.10</text:p>
          </table:table-cell>
          <table:table-cell office:value-type="currency" office:currency="USD" office:value="151.41" calcext:value-type="currency">
            <text:p>$151.41</text:p>
          </table:table-cell>
          <table:table-cell office:value-type="currency" office:currency="USD" office:value="113.1" calcext:value-type="currency">
            <text:p>$113.10</text:p>
          </table:table-cell>
          <table:table-cell/>
          <table:table-cell office:value-type="string" calcext:value-type="string">
            <text:p>https://www.digikey.com/product-detail/en/stmicroelectronics/STM32F429IIT6/497-14054-ND/4357424</text:p>
          </table:table-cell>
          <table:table-cell office:value-type="string" calcext:value-type="string">
            <text:p>https://eu.mouser.com/ProductDetail/STMicroelectronics/STM32F429IIT6?qs=sGAEpiMZZMuoKKEcg8mMKJtoAw5zWd2a7TIEPQ161q0%3d</text:p>
          </table:table-cell>
          <table:table-cell office:value-type="string" calcext:value-type="string">
            <text:p>https://www.terraelectronica.ru/product/1201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M32F767IIT6</text:p>
          </table:table-cell>
          <table:table-cell office:value-type="currency" office:currency="USD" office:value="150.48" calcext:value-type="currency">
            <text:p>$150.48</text:p>
          </table:table-cell>
          <table:table-cell office:value-type="currency" office:currency="USD" office:value="149.66" calcext:value-type="currency">
            <text:p>$149.66</text:p>
          </table:table-cell>
          <table:table-cell office:value-type="currency" office:currency="USD" office:value="176.9" calcext:value-type="currency">
            <text:p>$176.90</text:p>
          </table:table-cell>
          <table:table-cell/>
          <table:table-cell office:value-type="string" calcext:value-type="string">
            <text:p>https://www.digikey.com/products/en?keywords=stm32f767iit</text:p>
          </table:table-cell>
          <table:table-cell office:value-type="string" calcext:value-type="string">
            <text:p>https://eu.mouser.com/ProductDetail/STMicroelectronics/STM32F767IIT6?qs=%2fha2pyFaduhwgwboVbIbeeKgPQ9%252bF2EGxpNFa%2fxQ%2foEz%2fXidangXrQ%3d%3d</text:p>
          </table:table-cell>
          <table:table-cell office:value-type="string" calcext:value-type="string">
            <text:p>https://www.terraelectronica.ru/product/2089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T232RL</text:p>
          </table:table-cell>
          <table:table-cell office:value-type="currency" office:currency="USD" office:value="40.5" calcext:value-type="currency">
            <text:p>$40.50</text:p>
          </table:table-cell>
          <table:table-cell office:value-type="currency" office:currency="USD" office:value="40.6" calcext:value-type="currency">
            <text:p>$40.60</text:p>
          </table:table-cell>
          <table:table-cell office:value-type="currency" office:currency="USD" office:value="42.2" calcext:value-type="currency">
            <text:p>$42.20</text:p>
          </table:table-cell>
          <table:table-cell/>
          <table:table-cell office:value-type="string" calcext:value-type="string">
            <text:p>https://www.digikey.com/product-detail/en/ftdi-future-technology-devices-international-ltd/FT232RL-REEL/768-1007-1-ND/1836402</text:p>
          </table:table-cell>
          <table:table-cell office:value-type="string" calcext:value-type="string">
            <text:p>https://eu.mouser.com/ProductDetail/FTDI/FT232RL-REEL?qs=sGAEpiMZZMs5ceO8zL%252bTxyQLQIH6hE7q</text:p>
          </table:table-cell>
          <table:table-cell office:value-type="string" calcext:value-type="string">
            <text:p>https://www.terraelectronica.ru/product/195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48LC16M16A2TG-6A:GTR</text:p>
          </table:table-cell>
          <table:table-cell office:value-type="currency" office:currency="USD" office:value="21.89" calcext:value-type="currency">
            <text:p>$21.89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40.1" calcext:value-type="currency">
            <text:p>$40.10</text:p>
          </table:table-cell>
          <table:table-cell table:style-name="ce3" office:value-type="currency" office:currency="USD" office:value="33.82" calcext:value-type="currency">
            <text:p>$33.82</text:p>
          </table:table-cell>
          <table:table-cell office:value-type="string" calcext:value-type="string">
            <text:p>https://www.digikey.com/product-detail/en/alliance-memory-inc/MT48LC16M16A2TG-6A-GTR/1450-1352-1-ND/6099734</text:p>
          </table:table-cell>
          <table:table-cell office:value-type="string" calcext:value-type="string">
            <text:p>https://eu.mouser.com/ProductDetail/Alliance-Memory/MT48LC16M16A2TG-6AGTR?qs=sGAEpiMZZMti5BT4iPSEnd97xJPYa7JYfObGLAzr3c4=</text:p>
          </table:table-cell>
          <table:table-cell/>
          <table:table-cell office:value-type="string" calcext:value-type="string">
            <text:p>http://elcom-express.com/en/p187868-mt48lc16m16a2p-6a-g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WF24HTLAJDNN0</text:p>
          </table:table-cell>
          <table:table-cell table:style-name="ce2" table:number-columns-repeated="2"/>
          <table:table-cell table:style-name="ce4" office:value-type="currency" office:currency="USD" office:value="110.3" calcext:value-type="currency">
            <text:p>$110.30</text:p>
          </table:table-cell>
          <table:table-cell table:style-name="ce4" office:value-type="currency" office:currency="USD" office:value="103.67" calcext:value-type="currency">
            <text:p>$103.6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s://www.terraelectronica.ru/product/2303203</text:p>
          </table:table-cell>
          <table:table-cell table:style-name="ce2" office:value-type="string" calcext:value-type="string">
            <text:p>http://elcom-express.com/en/p209024-wf24htlajdnn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D-2.4-240320</text:p>
          </table:table-cell>
          <table:table-cell office:value-type="currency" office:currency="USD" office:value="130.06" calcext:value-type="currency">
            <text:p>$130.06</text:p>
          </table:table-cell>
          <table:table-cell office:value-type="currency" office:currency="USD" office:value="130.5" calcext:value-type="currency">
            <text:p>$130.50</text:p>
          </table:table-cell>
          <table:table-cell office:value-type="currency" office:currency="USD" office:value="315.8" calcext:value-type="currency">
            <text:p>$315.80</text:p>
          </table:table-cell>
          <table:table-cell/>
          <table:table-cell office:value-type="string" calcext:value-type="string">
            <text:p>https://www.digikey.com/product-detail/en/newhaven-display-intl/NHD-2.4-240320CF-CTXI-F/NHD-2.4-240320CF-CTXI-F-ND/5209660</text:p>
          </table:table-cell>
          <table:table-cell office:value-type="string" calcext:value-type="string">
            <text:p>https://eu.mouser.com/ProductDetail/Newhaven-Display/NHD-24-240320CF-CTXI-F?qs=sGAEpiMZZMu%2fRY1bNe3bOwi7Ku0KTtuWVqK2peAZKeQH3KKyXLxcNw%3d%3d</text:p>
          </table:table-cell>
          <table:table-cell office:value-type="string" calcext:value-type="string">
            <text:p>https://www.terraelectronica.ru/product/2472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M32F746ZGT6</text:p>
          </table:table-cell>
          <table:table-cell office:value-type="currency" office:currency="USD" office:value="160.1" calcext:value-type="currency">
            <text:p>$160.10</text:p>
          </table:table-cell>
          <table:table-cell office:value-type="currency" office:currency="USD" office:value="147.6" calcext:value-type="currency">
            <text:p>$147.60</text:p>
          </table:table-cell>
          <table:table-cell office:value-type="currency" office:currency="USD" office:value="135.3" calcext:value-type="currency">
            <text:p>$135.30</text:p>
          </table:table-cell>
          <table:table-cell/>
          <table:table-cell office:value-type="string" calcext:value-type="string">
            <text:p>https://www.digikey.com/product-detail/en/stmicroelectronics/STM32F746ZGT6/497-15820-ND/5287179</text:p>
          </table:table-cell>
          <table:table-cell office:value-type="string" calcext:value-type="string">
            <text:p>https://eu.mouser.com/ProductDetail/STMicroelectronics/STM32F746ZGT6?qs=sGAEpiMZZMuoKKEcg8mMKBJkYDh80CoVauAezWMfQJ3FsMSasJ7wYA==</text:p>
          </table:table-cell>
          <table:table-cell office:value-type="string" calcext:value-type="string">
            <text:p>https://www.terraelectronica.ru/product/1934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(per 1 unit)</text:p>
          </table:table-cell>
          <table:table-cell table:formula="of:=(MIN([.B3:.E3])+MIN([.B6:.E7])+MIN([.B5:.E5]))/10" office:value-type="currency" office:currency="USD" office:value="27.433" calcext:value-type="currency">
            <text:p>$27.43</text:p>
          </table:table-cell>
          <table:table-cell table:style-name="Default" table:number-columns-repeated="2"/>
          <table:table-cell table:number-columns-repeated="1020"/>
        </table:table-row>
      </table:table>
      <table:table table:name="Misc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office:value-type="string" calcext:value-type="string">
            <text:p>FDN337N</text:p>
          </table:table-cell>
          <table:table-cell office:value-type="string" calcext:value-type="string">
            <text:p>https://www.chipdip.ru/product/fdn337n</text:p>
          </table:table-cell>
          <table:table-cell office:value-type="string" calcext:value-type="string">
            <text:p>https://eu.mouser.com/ProductDetail/ON-Semiconductor-Fairchild/FDN337N?qs=%2fha2pyFadugHwtZgkPhd2rRkpaW%2fCWn4gHN0U%2fJeSh8%3d</text:p>
          </table:table-cell>
          <table:table-cell office:value-type="float" office:value="9" calcext:value-type="float">
            <text:p>9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LM3671MF-3.3</text:p>
          </table:table-cell>
          <table:table-cell office:value-type="string" calcext:value-type="string">
            <text:p>https://www.chipdip.ru/product/lm3671mfx-3.3-nopb</text:p>
          </table:table-cell>
          <table:table-cell office:value-type="string" calcext:value-type="string">
            <text:p>https://eu.mouser.com/ProductDetail/Texas-Instruments/LM3671MF-33-NOPB?qs=sGAEpiMZZMtitjHzVIkrqaeIqJaO9bXJCOZfOrfoHkg%3d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2985AIM5-5.0</text:p>
          </table:table-cell>
          <table:table-cell office:value-type="string" calcext:value-type="string">
            <text:p>https://www.chipdip.ru/product/lp2985aim5-5.0-nopb</text:p>
          </table:table-cell>
          <table:table-cell office:value-type="string" calcext:value-type="string">
            <text:p>https://eu.mouser.com/ProductDetail/Texas-Instruments/LP2985-50DBVR?qs=sGAEpiMZZMsGz1a6aV8DcOPHh87Yu%252bH%2fmgtdFZ2LWC0%3d</text:p>
          </table:table-cell>
          <table:table-cell office:value-type="float" office:value="38" calcext:value-type="float">
            <text:p>38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https://www.chipdip.ru/product/mlz2012a2r2wt000-2.2?from=visited_product</text:p>
          </table:table-cell>
          <table:table-cell office:value-type="string" calcext:value-type="string">
            <text:p>https://eu.mouser.com/ProductDetail/TDK/MLZ2012A2R2WT000?qs=%2fha2pyFadui6Pv8tVY1iQbJ%2fWEJvC9hqsaEaubCLLOsoXdc3NjNnyA%3d%3d</text:p>
          </table:table-cell>
          <table:table-cell office:value-type="float" office:value="9" calcext:value-type="float">
            <text:p>9</text:p>
          </table:table-cell>
          <table:table-cell office:value-type="float" office:value="0.082" calcext:value-type="float">
            <text:p>0.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12:23:40.535097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6:07:33.970471983</meta:creation-date>
    <dc:date>2018-08-26T12:28:42.861309337</dc:date>
    <meta:editing-duration>PT2H15M1S</meta:editing-duration>
    <meta:editing-cycles>20</meta:editing-cycles>
    <meta:generator>LibreOffice/5.1.6.2$Linux_X86_64 LibreOffice_project/10m0$Build-2</meta:generator>
    <meta:document-statistic meta:table-count="2" meta:cell-count="98" meta:object-count="0"/>
  </office:meta>
</office:document-meta>
</file>